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1302ea" officeooo:paragraph-rsid="001302ea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302ea" officeooo:paragraph-rsid="00173a88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4deac" officeooo:paragraph-rsid="0014dea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4deac" officeooo:paragraph-rsid="0015814b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5814b" officeooo:paragraph-rsid="0015814b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0129d" officeooo:paragraph-rsid="0010129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fo:font-weight="bold" officeooo:rsid="0014deac" officeooo:paragraph-rsid="0014deac" style:font-size-asian="14pt" style:font-weight-asian="bold" style:font-size-complex="14pt" style:font-weight-complex="bold"/>
    </style:style>
    <style:style style:name="T1" style:family="text">
      <style:text-properties officeooo:rsid="0014deac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background-color="transparent" loext:char-shading-value="0"/>
    </style:style>
    <style:style style:name="T4" style:family="text">
      <style:text-properties fo:color="#800080" loext:opacity="100%"/>
    </style:style>
    <style:style style:name="T5" style:family="text">
      <style:text-properties fo:color="#800080" loext:opacity="100%" fo:background-color="transparent" loext:char-shading-value="0"/>
    </style:style>
    <style:style style:name="T6" style:family="text">
      <style:text-properties fo:color="#ed4c05" loext:opacity="100%"/>
    </style:style>
    <style:style style:name="T7" style:family="text">
      <style:text-properties fo:color="#ed4c05" loext:opacity="100%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706e0c" loext:opacity="100%"/>
    </style:style>
    <style:style style:name="T10" style:family="text">
      <style:text-properties fo:color="#706e0c" loext:opacity="100%" fo:background-color="transparent" loext:char-shading-value="0"/>
    </style:style>
    <style:style style:name="T11" style:family="text">
      <style:text-properties fo:color="#2a6099" loext:opacity="100%"/>
    </style:style>
    <style:style style:name="T12" style:family="text">
      <style:text-properties fo:color="#2a6099" loext:opacity="100%" fo:background-color="transparent" loext:char-shading-value="0"/>
    </style:style>
    <style:style style:name="T13" style:family="text">
      <style:text-properties fo:color="#383d3c" loext:opacity="100%"/>
    </style:style>
    <style:style style:name="T14" style:family="text">
      <style:text-properties fo:color="#383d3c" loext:opacity="100%" fo:background-color="transparent" loext:char-shading-value="0"/>
    </style:style>
    <style:style style:name="T15" style:family="text">
      <style:text-properties officeooo:rsid="00173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Ex 01</text:h>
      <text:p text:style-name="P2">Regex ou expressões regulares estão presentes em diversas linguagens de programação e arquivos de configuração.</text:p>
      <text:p text:style-name="P2">O regex é um metodo formal <text:span text:style-name="T15">que especifica um padrão de texto</text:span>, ele possibilita a criação de padrões utilizados para selecionar combinações de caracteres em um<text:span text:style-name="T15">a</text:span> string.</text:p>
      <text:p text:style-name="P3">Os caracteres usados no regex tem “poderes especiais” e são chamados de metacaracteres, quando misturados entre si e com caracteres normais formam uma expressão regular, apartir do momento que essa expressão é testa<text:span text:style-name="T15">da</text:span> com algum texto, <text:span text:style-name="T15">se torna possível saber</text:span><text:span text:style-name="T1"> se </text:span><text:span text:style-name="T15">irão casar</text:span><text:span text:style-name="T1">, criando assim validações, replaces, </text:span><text:span text:style-name="T15">e</text:span><text:span text:style-name="T1"> mascaras etc. Padrões que seriam dificeis </text:span><text:span text:style-name="T15">de fazer</text:span><text:span text:style-name="T1"> </text:span><text:span text:style-name="T15">com</text:span><text:span text:style-name="T1"> programação pura.</text:span></text:p>
      <text:p text:style-name="P4">Com as expressões é possível criar esses “padrões de textos” p<text:span text:style-name="T15">a</text:span>ra validar valores como data, hora, endereço de IP, e-mail, URL de dados que estão entre textos, numero de telefone, RG, CPF, cartão de credito, senhas etc.</text:p>
      <text:p text:style-name="P5"/>
      <text:p text:style-name="P8">Ex:</text:p>
      <text:p text:style-name="P5">Nessa expressão tem 2 tipos de DDD, um com parênteses e o outro sem</text:p>
      <text:p text:style-name="P4"><text:span text:style-name="T3">^</text:span><text:span text:style-name="T5">(</text:span><text:span text:style-name="T10">\(</text:span><text:span text:style-name="T12">[0-9]</text:span><text:span text:style-name="T14">{2}</text:span><text:span text:style-name="T10">\)</text:span><text:span text:style-name="T7">|</text:span><text:span text:style-name="T12">[0-9]</text:span><text:span text:style-name="T14">{2}</text:span><text:span text:style-name="T5">)</text:span><text:span text:style-name="T3">$</text:span><text:span text:style-name="T8"> </text:span><text:s/>← Mascara p<text:span text:style-name="T15">a</text:span>ra um DDD</text:p>
      <text:p text:style-name="P4"/>
      <text:p text:style-name="P4"><text:span text:style-name="T2">^ $</text:span> ← Inicio e fim de um padrão (opcional)</text:p>
      <text:p text:style-name="P4"><text:span text:style-name="T4">( )</text:span> ← Representa um grupo</text:p>
      <text:p text:style-name="P6"><text:span text:style-name="T6">|</text:span> ← Ou</text:p>
      <text:p text:style-name="P6"><text:span text:style-name="T9">\( <text:s/>\)</text:span> ← Será usado os parênteses literalmente</text:p>
      <text:p text:style-name="P6"><text:span text:style-name="T11">[0-9]</text:span> ← Só vai entrar nessa expressão numeros entre 0 e 9</text:p>
      <text:p text:style-name="P6"><text:span text:style-name="T13">{2}</text:span> ← Deve ter no minimo 2 e no maximo 2 numeros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6:05:02.490165830</meta:creation-date>
    <dc:date>2022-11-29T05:26:39.776291300</dc:date>
    <meta:editing-duration>PT13M4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12" meta:character-count="1230" meta:non-whitespace-character-count="1030"/>
  </office:meta>
</office:document-meta>
</file>